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 text:style-name="P1"><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placeholder="true" presentation:user-transformed="true">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82H38M18S</meta:editing-duration>
    <meta:editing-cycles>223</meta:editing-cycles>
    <dc:date>2011-01-27T21:04:32.54</dc:date>
    <meta:generator>OpenOffice.org/3.2$Win32 OpenOffice.org_project/320m18$Build-9502</meta:generator>
    <meta:document-statistic meta:object-count="297"/>
  </office:meta>
</office:document-meta>
</file>